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office:automatic-styles>
  <office:body>
    <office:text>
      <text:h text:style-name="Heading_20_1" text:outline-level="1">100 Crazy, Quirky, Random things about me</text:h>
      <text:list text:style-name="L1">
        <text:list-item>
          <text:p text:style-name="P1">I don’t like mustard</text:p>
        </text:list-item>
        <text:list-item>
          <text:p text:style-name="P1">I sometimes wish my hair was brown (and sometimes I wish it was curly)</text:p>
        </text:list-item>
        <text:list-item>
          <text:p text:style-name="P1">I have issues with being dependent on people</text:p>
        </text:list-item>
        <text:list-item>
          <text:p text:style-name="P1">I don’t have a perfect body, but I love it nevertheless</text:p>
        </text:list-item>
        <text:list-item>
          <text:p text:style-name="P1">I really like how my eyes look with extravagant amounts of mascara and sometimes eyeliner</text:p>
        </text:list-item>
        <text:list-item>
          <text:p text:style-name="P1">I dislike doing anything with my hair…if it requires more than 10 minutes of fussing, it is not happening</text:p>
        </text:list-item>
        <text:list-item>
          <text:p text:style-name="P1">I dislike ruffles, frills or most overly decorative things. Don’t talk about sequins</text:p>
        </text:list-item>
        <text:list-item>
          <text:p text:style-name="P1">I love summer dresses</text:p>
        </text:list-item>
        <text:list-item>
          <text:p text:style-name="P1">I feel slightly awkward in shorts still</text:p>
        </text:list-item>
        <text:list-item>
          <text:p text:style-name="P1">I used to be a total tomboy, and it’s still strange to accept the part of me that likes dresses</text:p>
        </text:list-item>
        <text:list-item>
          <text:p text:style-name="P1">I love fashion stuff, but less in a ‘I love this designer’ than ‘can I make this’ way</text:p>
        </text:list-item>
        <text:list-item>
          <text:p text:style-name="P1">I am obsessed with pens. And notebooks to write in</text:p>
        </text:list-item>
        <text:list-item>
          <text:p text:style-name="P1">I am an ‘accessories whore’ according to numerous people</text:p>
        </text:list-item>
        <text:list-item>
          <text:p text:style-name="P1">Blankets are the best (especially the ones I make)</text:p>
        </text:list-item>
        <text:list-item>
          <text:p text:style-name="P1">I love tea—any kind of it, anywhere, preferably with honey</text:p>
        </text:list-item>
        <text:list-item>
          <text:p text:style-name="P1">I hoard things that may or may not be important, then go through fits when I indiscriminately throw things away</text:p>
        </text:list-item>
        <text:list-item>
          <text:p text:style-name="P1">I have no particular fashion style—I rock what I feel like rocking, be it jeans and a guy’s t-shirt or a fancy dress and flats.</text:p>
        </text:list-item>
        <text:list-item>
          <text:p text:style-name="P1">I love reading, especially fantasy books, especially YA</text:p>
        </text:list-item>
        <text:list-item>
          <text:p text:style-name="P1">If you put any amount of cheesy cracker snackerel in front of me, it will ALL get gone</text:p>
        </text:list-item>
        <text:list-item>
          <text:p text:style-name="P1">My favorite ice cream flavor is and will forever be chocolate</text:p>
        </text:list-item>
        <text:list-item>
          <text:p text:style-name="P1">I crochet crazy things, including doll dresses</text:p>
        </text:list-item>
        <text:list-item>
          <text:p text:style-name="P1">I dearly love bright colors…not necessarily on me, though</text:p>
        </text:list-item>
        <text:list-item>
          <text:p text:style-name="P1">I do not get addicted easily at all</text:p>
        </text:list-item>
        <text:list-item>
          <text:p text:style-name="P1">I am a compulsive writer who rarely plans, but is slowly learning to</text:p>
        </text:list-item>
        <text:list-item>
          <text:p text:style-name="P1">I have a pillow pet</text:p>
        </text:list-item>
        <text:list-item>
          <text:p text:style-name="P1">There is a birthmark in between my shoulder blades…it looks like a cross between Africa and Florida</text:p>
        </text:list-item>
        <text:list-item>
          <text:p text:style-name="P1">I do not burn when exposed to sun</text:p>
        </text:list-item>
        <text:list-item>
          <text:p text:style-name="P1">My favorite thing to do in summer is lie out on a blinding summer day and feel the UV rays make my skin a pretty brown</text:p>
        </text:list-item>
        <text:list-item>
          <text:p text:style-name="P1">I treat business clothes like they are my very own suit of armor…ditto large amounts of makeup. They’re shields against the world</text:p>
        </text:list-item>
        <text:list-item>
          <text:p text:style-name="P1">I love perfume</text:p>
        </text:list-item>
        <text:list-item>
          <text:p text:style-name="P1">I judge people based on how they smell</text:p>
        </text:list-item>
        <text:list-item>
          <text:p text:style-name="P1">I am an excellent writer of total BS</text:p>
        </text:list-item>
        <text:list-item>
          <text:p text:style-name="P1">My favorite coffee is whatever confection of milk, sugar, coffee and (if possible) chocolate you can make. Iced?</text:p>
        </text:list-item>
        <text:list-item>
          <text:p text:style-name="P1">The one thing I am actually, truly addicted to is coffee—I HAVE to drink it every morning.</text:p>
        </text:list-item>
        <text:list-item>
          <text:p text:style-name="P1">I am a crafter, whether it means working with yarn, thread, beads or anything else</text:p>
        </text:list-item>
        <text:list-item>
          <text:p text:style-name="P1">I have excellent skin that I hardly ever do anything to</text:p>
        </text:list-item>
        <text:list-item>
          <text:p text:style-name="P1">I am unorganized, although I remember where everything is</text:p>
        </text:list-item>
        <text:list-item>
          <text:p text:style-name="P1">I love the taste of wine and liquor, especially liquor confections—but not beer unless it’s ‘girly beer’</text:p>
        </text:list-item>
        <text:list-item>
          <text:p text:style-name="P1">Grapefruit and grapefruit juice is incredibly good</text:p>
        </text:list-item>
        <text:list-item>
          <text:p text:style-name="P1">I don’t really have a favorite color</text:p>
        </text:list-item>
        <text:list-item>
          <text:p text:style-name="P1">I am a great believer in eating when bored</text:p>
        </text:list-item>
        <text:list-item>
          <text:p text:style-name="P1">I am a superfast reader—which is a blessing when it comes to college, although my mom thinks it’s the main reason why I’m so bad at reading in German</text:p>
        </text:list-item>
        <text:list-item>
          <text:p text:style-name="P1">My taste in music is greatly varied, although there is a set taste I am willing to pay for</text:p>
        </text:list-item>
        <text:list-item>
          <text:p text:style-name="P1">I love sleeping until my body literally wakes me up and says ‘enough now’</text:p>
        </text:list-item>
        <text:list-item>
          <text:p text:style-name="P1">I almost never take naps…and when I did, it’s because something drastic is going on (the last time I did was when I had a concussion)</text:p>
        </text:list-item>
        <text:list-item>
          <text:p text:style-name="P1">I love the feel of wet clay under my hands as I work on the wheel</text:p>
        </text:list-item>
        <text:list-item>
          <text:p text:style-name="P1">I am somewhat competitive, but mostly only with myself</text:p>
        </text:list-item>
        <text:list-item>
          <text:p text:style-name="P1">I really like driving, especially that weird trance state you sometimes get in</text:p>
        </text:list-item>
        <text:list-item>
          <text:p text:style-name="P1">I am a beast at jigsaw puzzles</text:p>
        </text:list-item>
        <text:list-item>
          <text:p text:style-name="P1">Any purse I own must be able to fit a decent-sized notebook</text:p>
        </text:list-item>
        <text:list-item>
          <text:p text:style-name="P1">My favorite food is bread dumplings in mushroom sauce (Semmelknödel)</text:p>
        </text:list-item>
        <text:list-item>
          <text:p text:style-name="P1">The ultimate comfort food will always be anything with cheese</text:p>
        </text:list-item>
        <text:list-item>
          <text:p text:style-name="P1">I don’t really get hyper unless something drastic happens</text:p>
        </text:list-item>
        <text:list-item>
          <text:p text:style-name="P1">I insist on having a journal, writing notebook or book near me at all times</text:p>
        </text:list-item>
        <text:list-item>
          <text:p text:style-name="P1">When I was little, I had a little stuffed rabbit that I took everywhere. EVERYWHERE</text:p>
        </text:list-item>
        <text:list-item>
          <text:p text:style-name="P1">I know I will never be called beautiful, but am very happy to be told I am things like ‘cute’ and ‘adorable’</text:p>
        </text:list-item>
        <text:list-item>
          <text:p text:style-name="P1">My friends are stark raving mad, no matter what they say in their defense—and because of that, they’re the best</text:p>
        </text:list-item>
        <text:list-item>
          <text:p text:style-name="P1">If I lived in a world without books, I think the only recourse I would have would be to make it a world that has books in it</text:p>
        </text:list-item>
        <text:list-item>
          <text:p text:style-name="P1">I commonly have 8-9 plots in my head, about 2 of which are constantly going through my head…I treat them like movies when I have nothing else to do</text:p>
        </text:list-item>
        <text:list-item>
          <text:p text:style-name="P1">I have taught myself to be bold and speak out</text:p>
        </text:list-item>
        <text:list-item>
          <text:p text:style-name="P1">I collect Fiesta ware</text:p>
        </text:list-item>
        <text:list-item>
          <text:p text:style-name="P1">I love any and all Sherlock Holmes</text:p>
        </text:list-item>
        <text:list-item>
          <text:p text:style-name="P1">I am an expert on Greek Mythology</text:p>
        </text:list-item>
        <text:list-item>
          <text:p text:style-name="P1">When I was a very young child, the words to describe me would have been ‘screaming demon-thing’…as a baby, I scared people by glaring at them</text:p>
        </text:list-item>
        <text:list-item>
          <text:p text:style-name="P1">I almost never get angry</text:p>
        </text:list-item>
        <text:list-item>
          <text:p text:style-name="P1">I am excellent at history</text:p>
        </text:list-item>
        <text:list-item>
          <text:p text:style-name="P1">I have a very good memory</text:p>
        </text:list-item>
        <text:list-item>
          <text:p text:style-name="P1">I dislike most things with mint…cinnamon, on the other hand, is excellent</text:p>
        </text:list-item>
        <text:list-item>
          <text:p text:style-name="P1">I have issues with sweet stuff unless in rare occasions</text:p>
        </text:list-item>
        <text:list-item>
          <text:p text:style-name="P1">I am somewhat liberal, although open to listen to anything</text:p>
        </text:list-item>
        <text:list-item>
          <text:p text:style-name="P1">I have, for years, been the person people go to vent to among my friends and others</text:p>
        </text:list-item>
        <text:list-item>
          <text:p text:style-name="P1">I have a secret appreciation for romance novels</text:p>
        </text:list-item>
        <text:list-item>
          <text:p text:style-name="P1">I get grumpy when I am hungry and have a tendency to act like a really vicious snapping turtle</text:p>
        </text:list-item>
        <text:list-item>
          <text:p text:style-name="P1">I like playing computer games like Minecraft or Civilization</text:p>
        </text:list-item>
        <text:list-item>
          <text:p text:style-name="P1">I love food too much to go on a diet</text:p>
        </text:list-item>
        <text:list-item>
          <text:p text:style-name="P1">I had to teach myself to like drinking water</text:p>
        </text:list-item>
        <text:list-item>
          <text:p text:style-name="P1">I will reread books over and over again if I like them</text:p>
        </text:list-item>
        <text:list-item>
          <text:p text:style-name="P1">I am <text:span text:style-name="T1">slightly</text:span> addicted to Burt’s Bees lip balm</text:p>
        </text:list-item>
        <text:list-item>
          <text:p text:style-name="P1">I can almost perfectly imitate my dad’s signature…my mom’s is another kettle of cursive</text:p>
        </text:list-item>
        <text:list-item>
          <text:p text:style-name="P1">I have an obsession with dangly earrings</text:p>
        </text:list-item>
        <text:list-item>
          <text:p text:style-name="P1">I like standing out from the crowd…not too much, though</text:p>
        </text:list-item>
        <text:list-item>
          <text:p text:style-name="P1">I am technically a Catholic, although certainly a lapsed one</text:p>
        </text:list-item>
        <text:list-item>
          <text:p text:style-name="P1">I despise dramatics of all kinds</text:p>
        </text:list-item>
        <text:list-item>
          <text:p text:style-name="P1">I want to be an author and write for a living</text:p>
        </text:list-item>
        <text:list-item>
          <text:p text:style-name="P1">I prefer having guy friends to girl friends for the most part</text:p>
        </text:list-item>
        <text:list-item>
          <text:p text:style-name="P1">I can speak German decently, as well as a few words of Spanish and a smattering of Chinese, and can get by in several other languages</text:p>
        </text:list-item>
        <text:list-item>
          <text:p text:style-name="P1">I love dancing of all kinds, have danced everything from the waltz to Bollywood to belly dancing</text:p>
        </text:list-item>
        <text:list-item>
          <text:p text:style-name="P1">I have a whole set of really wonderful friends, who would probably try to murder each other if they ever ended up in the same room together (to say some of them have differing personalities is a mild understatement). Either that or they’d collectively try to take over the world</text:p>
        </text:list-item>
        <text:list-item>
          <text:p text:style-name="P1">I have a wonderful, sweet and highly crazy family that supports me in whatever I want to do</text:p>
        </text:list-item>
        <text:list-item>
          <text:p text:style-name="P1">I go through stages of highly concentrated activity and then stages of utter sluggishness</text:p>
        </text:list-item>
        <text:list-item>
          <text:p text:style-name="P1">According to friends who should know, I am a pop-culture ignoramus</text:p>
        </text:list-item>
        <text:list-item>
          <text:p text:style-name="P1">Neither me nor my two brothers look much alike (o.O)</text:p>
        </text:list-item>
        <text:list-item>
          <text:p text:style-name="P1">I have written a full and complete book, at least one (at this point, probably like 3)</text:p>
        </text:list-item>
        <text:list-item>
          <text:p text:style-name="P1">Every winter I have hung up decorative crocheted snowflakes around my room, it has snowed in excessive amounts</text:p>
        </text:list-item>
        <text:list-item>
          <text:p text:style-name="P1">I prefer showers to baths</text:p>
        </text:list-item>
        <text:list-item>
          <text:p text:style-name="P1">I can’t leave the house without sunglasses, even if its in the dead of winter and snowing<text:line-break/></text:p>
        </text:list-item>
        <text:list-item>
          <text:p text:style-name="P1">I have to struggle to get myself to read what would be called ‘literature’, although my Humanities classes have helped</text:p>
        </text:list-item>
        <text:list-item>
          <text:p text:style-name="P1">I have the longest hair in my family</text:p>
        </text:list-item>
        <text:list-item>
          <text:p text:style-name="P1">I was in love once, and I hope to be in love again</text:p>
        </text:list-item>
        <text:list-item>
          <text:p text:style-name="P2">Even though I may sometimes fall, I have always managed to pick myself back up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